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36pt" style:text-underline-style="solid" style:text-underline-width="auto" style:text-underline-color="font-color" officeooo:rsid="000cdd78" officeooo:paragraph-rsid="000cdd78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44pt" style:text-underline-style="solid" style:text-underline-width="auto" style:text-underline-color="font-color" officeooo:rsid="000cdd78" officeooo:paragraph-rsid="000cdd78" style:font-size-asian="44pt" style:font-size-complex="44pt"/>
    </style:style>
    <style:style style:name="P3" style:family="paragraph" style:parent-style-name="Standard">
      <style:paragraph-properties fo:text-align="end" style:justify-single-word="false" style:vertical-align="bottom" style:writing-mode="page"/>
      <style:text-properties fo:font-size="12pt" style:text-underline-style="none" officeooo:rsid="000cdd78" officeooo:paragraph-rsid="000cdd78" style:font-size-asian="10.5pt" style:font-size-complex="12pt"/>
    </style:style>
    <style:style style:name="P4" style:family="paragraph" style:parent-style-name="Standard">
      <style:paragraph-properties fo:text-align="end" style:justify-single-word="false" style:vertical-align="bottom" style:writing-mode="page"/>
      <style:text-properties fo:font-size="15pt" style:text-underline-style="none" officeooo:rsid="000cdd78" officeooo:paragraph-rsid="000cdd78" style:font-size-asian="15pt" style:font-size-complex="15pt"/>
    </style:style>
    <style:style style:name="P5" style:family="paragraph" style:parent-style-name="Text_20_body">
      <style:text-properties fo:font-style="normal" officeooo:rsid="00111c7b" officeooo:paragraph-rsid="00111c7b" style:font-style-asian="normal" style:font-style-complex="normal"/>
    </style:style>
    <style:style style:name="P6" style:family="paragraph" style:parent-style-name="Text_20_body">
      <style:text-properties fo:font-style="italic" officeooo:rsid="00162987" officeooo:paragraph-rsid="00162987" style:font-style-asian="italic" style:font-style-complex="italic"/>
    </style:style>
    <style:style style:name="P7" style:family="paragraph" style:parent-style-name="Text_20_body">
      <style:paragraph-properties style:writing-mode="page">
        <style:tab-stops>
          <style:tab-stop style:position="0.75in"/>
        </style:tab-stops>
      </style:paragraph-properties>
      <style:text-properties officeooo:rsid="001b7636" officeooo:paragraph-rsid="001b7636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1443d8" officeooo:paragraph-rsid="001443d8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cdd78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 fo:font-style="normal" officeooo:rsid="000ed8dc" style:font-style-asian="normal" style:font-style-complex="normal"/>
    </style:style>
    <style:style style:name="T5" style:family="text">
      <style:text-properties style:font-name="Liberation Serif" fo:font-style="normal" officeooo:rsid="0012f8ff" style:font-style-asian="normal" style:font-style-complex="normal"/>
    </style:style>
    <style:style style:name="T6" style:family="text">
      <style:text-properties style:font-name="Liberation Serif" fo:font-style="normal" officeooo:rsid="0014d0c7" style:font-style-asian="normal" style:font-style-complex="normal"/>
    </style:style>
    <style:style style:name="T7" style:family="text">
      <style:text-properties style:font-name="Liberation Serif" fo:font-style="normal" officeooo:rsid="00177cbf" style:font-style-asian="normal" style:font-style-complex="normal"/>
    </style:style>
    <style:style style:name="T8" style:family="text">
      <style:text-properties style:font-name="Liberation Serif" fo:font-style="normal" officeooo:rsid="001a2427" style:font-style-asian="normal" style:font-style-complex="normal"/>
    </style:style>
    <style:style style:name="T9" style:family="text">
      <style:text-properties style:font-name="Liberation Serif" officeooo:rsid="001a2427"/>
    </style:style>
    <style:style style:name="T10" style:family="text">
      <style:text-properties fo:font-style="italic" officeooo:rsid="00127121" style:font-style-asian="italic" style:font-style-complex="italic"/>
    </style:style>
    <style:style style:name="T11" style:family="text">
      <style:text-properties officeooo:rsid="00127121"/>
    </style:style>
    <style:style style:name="T12" style:family="text">
      <style:text-properties officeooo:rsid="001d5c3c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spectorUni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CSEC 474</text:p>
      <text:p text:style-name="P4">Term Project</text:p>
      <text:p text:style-name="P4"/>
      <text:p text:style-name="P4">Michael Boc, Samuel Lipton</text:p>
      <text:p text:style-name="P4">Krubell Mekonen, Patrick Qiu</text:p>
      <text:p text:style-name="P4"/>
      <text:p text:style-name="P4"><text:date style:data-style-name="N76" text:date-value="2018-04-02T12:31:30.319596813">April 2, 2018</text:date></text:p>
      <text:h text:style-name="P8" text:outline-level="1">Introduction </text:h>
      <text:p text:style-name="P5">Computer forensics plays an imperative importance when restoring justice in the modern world. <text:span text:style-name="T11">The evidence that computer forensics collects has the ability to convict: child porn distributors, computer <text:s/>hackers, cyber terrorists, etc. </text:span><text:s/><text:span text:style-name="T11">This</text:span> endeavor of collecting sound forensic evidence is a delicate and difficult task. Making a minor error <text:span text:style-name="T11">c</text:span>an corrupt the data <text:span text:style-name="T11">irreversibly</text:span>, or invalidate <text:span text:style-name="T11">the </text:span>evidence in the court of law. <text:span text:style-name="T11">Therefore, to accurately collect forensic evidence, the technician must be highly skilled at reliable forensic tools. The goal of developing the </text:span><text:span text:style-name="T10">InspectorUnix </text:span><text:span text:style-name="T11">utility is to automate the forensic evidence collection process; creating a reliable forensic tool which will allow technicians to collect forensic data with ease and high accuracy. </text:span></text:p>
      <text:p text:style-name="Text_20_body"><text:span text:style-name="T2">I</text:span><text:span text:style-name="T1">nspectorUnix</text:span><text:span text:style-name="T3"> is a forensic utility designed to act as a first response forensic data collection tool. Upon the discovery of a comprised machine, a first responder will insert an external drive with the program into the machine. Once the program is initialized, it will gather volatile and non-volatile data off the computer automatically and store it on the external drive. </text:span></text:p>
      <text:p text:style-name="P6"><text:span text:style-name="T1">InspectorUnix</text:span><text:span text:style-name="T3"> was </text:span><text:span text:style-name="T8">built</text:span><text:span text:style-name="T3"> with portability in mind. The utility was written in Golang because the language is compiled; the</text:span><text:span text:style-name="T7">refore the</text:span><text:span text:style-name="T3"> binary can be run on any 64-bit x86 Unix system. </text:span><text:span text:style-name="T7">The program utilizes established tools such as: fdisk, timedatectl, who, netstat, etc to collect system information. Utilizing established tools to collect system information, allows the established credibility of these tools to validate the legitimacy of the collected evidence. </text:span><text:span text:style-name="T8">The kernel of the compromised system may feed these tools false information; therefore, </text:span><text:span text:style-name="T9">InspectorUnix</text:span><text:span text:style-name="T8"> images both the hard drive and the memory. An investigator can compare the output of the system tools, with their image analysis, to generate a complete picture of the computer infection.</text:span></text:p>
      <text:p text:style-name="Text_20_body"><text:span text:style-name="T4">T</text:span><text:span text:style-name="T3">he automation of forensic evidence collection is </text:span><text:span text:style-name="T5">highly beneficial</text:span><text:span text:style-name="T3"> for</text:span><text:span text:style-name="T6"> incident</text:span><text:span text:style-name="T3"> </text:span><text:span text:style-name="T5">response.</text:span><text:span text:style-name="T3"> The automation of this task allows for more accurate forensic evidence gathering, </text:span><text:span text:style-name="T6">by </text:span><text:span text:style-name="T3">reducing the risk of human error corrupting the evidence. Additionally, automating forensic evidence </text:span><text:span text:style-name="T6">gathering</text:span><text:span text:style-name="T3">, reduces the workload of the incidence response team; allowing the team to spend more resources on the containment and eradication of the incident. </text:span></text:p>
      <text:h text:style-name="P9" text:outline-level="1">Related Work</text:h>
      <text:p text:style-name="P7"><text:span text:style-name="T12">i</text:span>r-rescue<text:tab/></text:p>
      <text:h text:style-name="P9" text:outline-level="1">Implementation</text:h>
      <text:h text:style-name="P9" text:outline-level="1">Conclusion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2in" loext:contextual-spacing="false" fo:line-height="130%" style:writing-mode="page"/>
      <style:text-properties fo:font-style="italic" officeooo:rsid="000ed8d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130%" fo:font-weight="bold" officeooo:rsid="000cdd78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oc</meta:initial-creator>
    <meta:creation-date>2018-03-30T10:39:46.155142463</meta:creation-date>
    <meta:generator>LibreOffice/5.4.6.2$Linux_X86_64 LibreOffice_project/40$Build-2</meta:generator>
    <dc:date>2018-04-02T12:31:30.230315155</dc:date>
    <dc:creator>Michael Boc</dc:creator>
    <meta:editing-duration>PT4H54M29S</meta:editing-duration>
    <meta:editing-cycles>5</meta:editing-cycles>
    <meta:document-statistic meta:table-count="0" meta:image-count="0" meta:object-count="0" meta:page-count="5" meta:paragraph-count="15" meta:word-count="369" meta:character-count="2486" meta:non-whitespace-character-count="2125"/>
  </office:meta>
</office:document-meta>
</file>